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E400001B1800002AF7169C0DF6.wmf" manifest:media-type=""/>
  <manifest:file-entry manifest:full-path="Pictures/20000143000675C000038EA4083B6FE0.wmf" manifest:media-type=""/>
  <manifest:file-entry manifest:full-path="Pictures/2000003400001AFB0000180D4EE443E2.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 style:family="graphic" style:parent-style-name="standard">
      <style:graphic-properties draw:stroke="solid" svg:stroke-width="0.106cm" svg:stroke-color="#0096d5"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solid" svg:stroke-width="0.044cm" svg:stroke-color="#0096d5"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width="0.102cm" svg:stroke-color="#000000" draw:marker-start-width="0.356cm" draw:marker-end-width="0.356cm" draw:fill="none" draw:fill-color="#ffffff" draw:textarea-horizontal-align="left" draw:auto-grow-height="true" draw:auto-grow-width="true" fo:min-height="0cm" fo:min-width="0cm" fo:padding-top="0.176cm" fo:padding-bottom="0.176cm" fo:padding-left="0.301cm" fo:padding-right="0.301cm"/>
    </style:style>
    <style:style style:name="gr8"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text-align="center" style:writing-mode="lr-tb"/>
    </style:style>
    <style:style style:name="P3" style:family="paragraph">
      <style:paragraph-properties style:writing-mode="lr-tb" style:font-independent-line-spacing="true"/>
    </style:style>
    <style:style style:name="P4" style:family="paragraph">
      <style:text-properties fo:font-size="44pt" style:font-size-asian="44pt" style:font-size-complex="44pt"/>
    </style:style>
    <style:style style:name="T1" style:family="text">
      <style:text-properties fo:font-size="32pt" style:font-size-asian="32pt" style:font-size-complex="32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line draw:style-name="gr1" draw:text-style-name="P1" draw:layer="layout" svg:x1="13.716cm" svg:y1="11.532cm" svg:x2="13.716cm" svg:y2="16.51cm">
          <text:p/>
        </draw:line>
        <draw:line draw:style-name="gr1" draw:text-style-name="P1" draw:layer="layout" svg:x1="23.368cm" svg:y1="8.23cm" svg:x2="23.368cm" svg:y2="14.326cm">
          <text:p/>
        </draw:line>
        <draw:frame presentation:style-name="pr1" draw:layer="layout" svg:width="25.199cm" svg:height="3.506cm" svg:x="1.4cm" svg:y="0.837cm" presentation:class="title">
          <draw:text-box>
            <text:p>802.11 VoIP Mesh Demo<text:line-break/><text:span text:style-name="T1">By Kenneth Finnegan, W6KWF</text:span></text:p>
          </draw:text-box>
        </draw:frame>
        <draw:frame draw:name="Picture 68" draw:style-name="gr2" draw:text-style-name="P2" draw:layer="layout" svg:width="2.964cm" svg:height="2.642cm" svg:x="21.689cm" svg:y="6.35cm">
          <draw:image xlink:href="Pictures/2000003400001AFB0000180D4EE443E2.wmf" xlink:type="simple" xlink:show="embed" xlink:actuate="onLoad">
            <text:p/>
          </draw:image>
          <svg:desc>Wireless Router, Added 04/20/2004</svg:desc>
        </draw:frame>
        <draw:frame draw:name="Picture 68" draw:style-name="gr2" draw:text-style-name="P2" draw:layer="layout" svg:width="2.964cm" svg:height="2.642cm" svg:x="12.192cm" svg:y="9.652cm">
          <draw:image xlink:href="Pictures/2000003400001AFB0000180D4EE443E2.wmf" xlink:type="simple" xlink:show="embed" xlink:actuate="onLoad">
            <text:p/>
          </draw:image>
          <svg:desc>Wireless Router, Added 04/20/2004</svg:desc>
        </draw:frame>
        <draw:g draw:name="Group 34">
          <draw:custom-shape draw:name="AutoShape 33" draw:style-name="gr3" draw:text-style-name="P3" draw:layer="layout" svg:width="6.35cm" svg:height="3.658cm" svg:x="6.096cm" svg:y="6.706cm">
            <text:p/>
            <draw:enhanced-geometry svg:viewBox="0 0 21600 21600" draw:type="rectangle" draw:enhanced-path="M 0 0 L 21600 0 21600 21600 0 21600 0 0 Z N"/>
          </draw:custom-shape>
          <draw:custom-shape draw:name="Freeform 35" draw:style-name="gr4" draw:text-style-name="P3" draw:layer="layout" svg:width="6.177cm" svg:height="3.539cm" svg:x="6.219cm" svg:y="6.739cm">
            <text:p/>
            <draw:enhanced-geometry svg:viewBox="0 0 1498 1492" draw:extrusion-allowed="true" draw:text-areas="0 0 1498 1492" draw:glue-points="56 2 108 6 132 48 120 112 96 194 112 250 156 266 206 254 284 236 348 250 356 284 342 352 322 422 334 472 376 492 452 470 508 456 548 458 580 480 580 546 554 642 556 692 592 718 646 708 718 684 780 686 806 702 816 744 790 824 776 884 782 910 796 930 822 942 858 942 940 914 994 910 1012 914 1026 920 1040 950 1032 1010 1008 1102 1018 1154 1058 1168 1128 1156 1198 1134 1242 1142 1264 1170 1268 1204 1250 1270 1234 1344 1246 1386 1284 1402 1354 1382 1406 1362 1464 1368 1498 1402 1488 1462" draw:glue-point-type="56 2 108 6 132 48 120 112 96 194 112 250 156 266 206 254 284 236 348 250 356 284 342 352 322 422 334 472 376 492 452 470 508 456 548 458 580 480 580 546 554 642 556 692 592 718 646 708 718 684 780 686 806 702 816 744 790 824 776 884 782 910 796 930 822 942 858 942 940 914 994 910 1012 914 1026 920 1040 950 1032 1010 1008 1102 1018 1154 1058 1168 1128 1156 1198 1134 1242 1142 1264 1170 1268 1204 1250 1270 1234 1344 1246 1386 1284 1402 1354 1382 1406 1362 1464 1368 1498 1402 1488 1462" draw:type="non-primitive" draw:enhanced-path="M 0 22 L 24 12 L 56 2 L 72 0 L 92 0 L 108 6 L 120 18 L 128 30 L 132 48 L 132 68 L 130 88 L 120 112 L 110 142 L 102 166 L 96 194 L 96 214 L 100 234 L 112 250 L 120 256 L 130 262 L 156 266 L 152 266 L 176 264 L 206 254 L 234 248 L 262 240 L 284 236 L 308 234 L 330 240 L 348 250 L 354 262 L 356 272 L 356 284 L 358 296 L 352 322 L 342 352 L 336 372 L 328 392 L 322 422 L 324 446 L 328 460 L 334 472 L 346 482 L 360 488 L 376 492 L 396 488 L 420 482 L 452 470 L 480 460 L 494 458 L 508 456 L 524 456 L 532 456 L 548 458 L 562 462 L 574 470 L 580 480 L 586 496 L 588 518 L 580 546 L 568 590 L 558 620 L 554 642 L 552 658 L 552 682 L 556 692 L 562 702 L 576 712 L 592 718 L 608 716 L 628 714 L 646 708 L 666 702 L 688 694 L 718 684 L 744 680 L 764 682 L 780 686 L 790 690 L 800 694 L 806 702 L 812 716 L 816 734 L 816 744 L 812 758 L 802 794 L 790 824 L 784 844 L 778 860 L 776 884 L 778 898 L 778 904 L 782 910 L 784 918 L 788 926 L 796 930 L 804 936 L 812 940 L 822 942 L 828 944 L 840 944 L 858 942 L 884 936 L 914 924 L 940 914 L 956 910 L 974 908 L 994 910 L 1004 910 L 1010 912 L 1012 914 L 1008 912 L 1018 916 L 1026 920 L 1034 932 L 1038 940 L 1040 950 L 1040 964 L 1038 990 L 1032 1010 L 1024 1040 L 1012 1074 L 1008 1102 L 1006 1128 L 1010 1140 L 1018 1154 L 1036 1164 L 1052 1168 L 1058 1168 L 1082 1166 L 1108 1162 L 1128 1156 L 1150 1148 L 1174 1140 L 1198 1134 L 1222 1136 L 1232 1140 L 1242 1142 L 1250 1148 L 1258 1158 L 1264 1170 L 1268 1182 L 1268 1198 L 1268 1204 L 1262 1224 L 1258 1242 L 1250 1270 L 1242 1294 L 1236 1320 L 1234 1344 L 1236 1358 L 1238 1372 L 1246 1386 L 1258 1394 L 1272 1400 L 1284 1402 L 1310 1396 L 1334 1388 L 1354 1382 L 1370 1372 L 1386 1368 L 1406 1362 L 1426 1360 L 1440 1360 L 1464 1368 L 1486 1380 L 1494 1396 L 1498 1402 L 1496 1418 L 1494 1434 L 1488 1462 L 1482 1482 L 1478 1492 N">
              <draw:equation draw:name="f0" draw:formula="22+24-12"/>
              <draw:equation draw:name="f1" draw:formula=""/>
              <draw:equation draw:name="f2" draw:formula=""/>
              <draw:equation draw:name="f3" draw:formula=""/>
              <draw:equation draw:name="f4" draw:formula=""/>
              <draw:equation draw:name="f5" draw:formula="-(sin(112*(pi/180))*(88-10800)-cos(112*(pi/180))*(120-10800))+1080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860*cos(776*(pi/180))"/>
              <draw:equation draw:name="f45" draw:formula="898*cos(778*(pi/180))"/>
              <draw:equation draw:name="f46" draw:formula="910+784-918"/>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932*cos(1038*(pi/180))"/>
              <draw:equation draw:name="f58" draw:formula="950*tan(1040)"/>
              <draw:equation draw:name="f59" draw:formula="990+1032-1010"/>
              <draw:equation draw:name="f60" draw:formula="1040+1012-1074"/>
              <draw:equation draw:name="f61" draw:formula=""/>
              <draw:equation draw:name="f62" draw:formula=""/>
              <draw:equation draw:name="f63" draw:formula="1164*sin(atan2(1168,1052))"/>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16384+1)/2"/>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32768/57"/>
              <draw:equation draw:name="f131" draw:formula=""/>
              <draw:equation draw:name="f132" draw:formula="(0+108)/2"/>
              <draw:equation draw:name="f133" draw:formula="if(0,132,0)"/>
              <draw:equation draw:name="f134" draw:formula=""/>
              <draw:equation draw:name="f135" draw:formula=""/>
              <draw:equation draw:name="f136" draw:formula=""/>
              <draw:equation draw:name="f137" draw:formula=""/>
              <draw:equation draw:name="f138" draw:formula="0*cos(206*(pi/180))"/>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sin(0*(pi/180))*(0-10800)-cos(0*(pi/180))*(556-10800))+10800"/>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nhanced-geometry>
          </draw:custom-shape>
          <draw:custom-shape draw:name="Freeform 36" draw:style-name="gr5" draw:text-style-name="P3" draw:layer="layout" svg:width="6.152cm" svg:height="3.554cm" svg:x="6.145cm" svg:y="6.776cm">
            <text:p/>
            <draw:enhanced-geometry svg:viewBox="0 0 1492 1498" draw:extrusion-allowed="true" draw:text-areas="0 0 1492 1498" draw:glue-points="2 56 6 108 48 132 112 120 194 96 250 112 266 156 254 206 236 284 250 348 284 356 352 342 422 322 472 334 492 376 470 452 456 508 458 548 480 580 546 580 642 554 692 556 718 592 708 646 684 718 686 780 702 806 744 816 824 790 884 776 910 782 930 796 942 822 942 858 914 940 910 994 914 1012 920 1026 950 1040 1010 1032 1102 1008 1154 1018 1168 1058 1156 1128 1134 1198 1142 1242 1170 1264 1204 1268 1270 1250 1344 1234 1386 1246 1402 1284 1382 1354 1362 1406 1368 1464 1402 1498 1462 1488" draw:glue-point-type="2 56 6 108 48 132 112 120 194 96 250 112 266 156 254 206 236 284 250 348 284 356 352 342 422 322 472 334 492 376 470 452 456 508 458 548 480 580 546 580 642 554 692 556 718 592 708 646 684 718 686 780 702 806 744 816 824 790 884 776 910 782 930 796 942 822 942 858 914 940 910 994 914 1012 920 1026 950 1040 1010 1032 1102 1008 1154 1018 1168 1058 1156 1128 1134 1198 1142 1242 1170 1264 1204 1268 1270 1250 1344 1234 1386 1246 1402 1284 1382 1354 1362 1406 1368 1464 1402 1498 1462 1488" draw:type="non-primitive" draw:enhanced-path="M 22 0 L 12 24 L 2 56 L 0 72 L 0 92 L 6 108 L 18 120 L 30 128 L 48 132 L 68 132 L 88 130 L 112 120 L 142 110 L 166 102 L 194 96 L 214 96 L 234 100 L 250 112 L 256 120 L 262 130 L 266 156 L 266 152 L 264 176 L 254 206 L 248 234 L 240 262 L 236 284 L 234 308 L 240 330 L 250 348 L 262 354 L 272 356 L 284 356 L 296 358 L 322 352 L 352 342 L 372 336 L 392 328 L 422 322 L 446 324 L 460 328 L 472 334 L 482 346 L 488 360 L 492 376 L 488 396 L 482 420 L 470 452 L 460 480 L 458 494 L 456 508 L 456 524 L 456 532 L 458 548 L 462 562 L 470 574 L 480 580 L 496 586 L 518 588 L 546 580 L 590 568 L 620 558 L 642 554 L 658 552 L 682 552 L 692 556 L 702 562 L 712 576 L 718 592 L 716 608 L 714 628 L 708 646 L 702 666 L 694 688 L 684 718 L 680 744 L 682 764 L 686 780 L 690 790 L 694 800 L 702 806 L 716 812 L 734 816 L 744 816 L 758 812 L 794 802 L 824 790 L 844 784 L 860 778 L 884 776 L 898 778 L 904 778 L 910 782 L 918 784 L 926 788 L 930 796 L 936 804 L 940 812 L 942 822 L 944 828 L 944 840 L 942 858 L 936 884 L 924 914 L 914 940 L 910 956 L 908 974 L 910 994 L 910 1004 L 912 1010 L 914 1012 L 912 1008 L 916 1018 L 920 1026 L 932 1034 L 940 1038 L 950 1040 L 964 1040 L 990 1038 L 1010 1032 L 1040 1024 L 1074 1012 L 1102 1008 L 1128 1006 L 1140 1010 L 1154 1018 L 1164 1036 L 1168 1052 L 1168 1058 L 1166 1082 L 1162 1108 L 1156 1128 L 1148 1150 L 1140 1174 L 1134 1198 L 1136 1222 L 1140 1232 L 1142 1242 L 1148 1250 L 1158 1258 L 1170 1264 L 1182 1268 L 1198 1268 L 1204 1268 L 1224 1262 L 1242 1258 L 1270 1250 L 1294 1242 L 1320 1236 L 1344 1234 L 1358 1236 L 1372 1238 L 1386 1246 L 1394 1258 L 1400 1272 L 1402 1284 L 1396 1310 L 1388 1334 L 1382 1354 L 1372 1370 L 1368 1386 L 1362 1406 L 1360 1426 L 1360 1440 L 1368 1464 L 1380 1486 L 1396 1494 L 1402 1498 L 1418 1496 L 1434 1494 L 1462 1488 L 1482 1482 L 1492 1478 N">
              <draw:equation draw:name="f0" draw:formula=""/>
              <draw:equation draw:name="f1" draw:formula="(56+0)/2"/>
              <draw:equation draw:name="f2" draw:formula="92+6-108"/>
              <draw:equation draw:name="f3" draw:formula=""/>
              <draw:equation draw:name="f4" draw:formula=""/>
              <draw:equation draw:name="f5" draw:formula=""/>
              <draw:equation draw:name="f6" draw:formula=""/>
              <draw:equation draw:name="f7" draw:formula=""/>
              <draw:equation draw:name="f8" draw:formula=""/>
              <draw:equation draw:name="f9" draw:formula="120+262-130"/>
              <draw:equation draw:name="f10" draw:formula="156*cos(266*(pi/180))"/>
              <draw:equation draw:name="f11" draw:formula="atan2(254,176)/(pi/180)"/>
              <draw:equation draw:name="f12" draw:formula=""/>
              <draw:equation draw:name="f13" draw:formula=""/>
              <draw:equation draw:name="f14" draw:formula=""/>
              <draw:equation draw:name="f15" draw:formula="if(354,272,356)"/>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if(588,546,580)"/>
              <draw:equation draw:name="f30" draw:formula=""/>
              <draw:equation draw:name="f31" draw:formula="-(sin(552*(pi/180))*(554-10800)-cos(552*(pi/180))*(658-10800))+10800"/>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sin(778*(pi/180))*(778-10800)-cos(778*(pi/180))*(904-10800))+10800"/>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1024*tan(1074)"/>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16384+1)/2"/>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32768/57"/>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0*sin(atan2(0,702))"/>
              <draw:equation draw:name="f158" draw:formula=""/>
              <draw:equation draw:name="f159" draw:formula=""/>
              <draw:equation draw:name="f160" draw:formula=""/>
              <draw:equation draw:name="f161" draw:formula="atan2(910,0)/(pi/180)"/>
              <draw:equation draw:name="f162" draw:formula="930"/>
              <draw:equation draw:name="f163" draw:formula=""/>
              <draw:equation draw:name="f164" draw:formula=""/>
              <draw:equation draw:name="f165" draw:formula=""/>
              <draw:equation draw:name="f166" draw:formula=""/>
              <draw:equation draw:name="f167" draw:formula=""/>
              <draw:equation draw:name="f168" draw:formula=""/>
              <draw:equation draw:name="f169" draw:formula="(0+950)/2"/>
              <draw:equation draw:name="f170" draw:formula="0*tan(1010)"/>
              <draw:equation draw:name="f171" draw:formula="atan2(1102,0)/(pi/180)"/>
              <draw:equation draw:name="f172" draw:formula=""/>
            </draw:enhanced-geometry>
          </draw:custom-shape>
        </draw:g>
        <draw:g draw:name="Group 42">
          <draw:custom-shape draw:name="AutoShape 41" draw:style-name="gr3" draw:text-style-name="P3" draw:layer="layout" svg:width="7cm" svg:height="3.907cm" svg:x="14.844cm" svg:y="6.706cm">
            <text:p/>
            <draw:enhanced-geometry svg:viewBox="0 0 21600 21600" draw:type="rectangle" draw:enhanced-path="M 0 0 L 21600 0 21600 21600 0 21600 0 0 Z N"/>
          </draw:custom-shape>
          <draw:custom-shape draw:name="Freeform 43" draw:style-name="gr4" draw:text-style-name="P3" draw:layer="layout" svg:width="6.791cm" svg:height="3.796cm" svg:x="14.898cm" svg:y="6.741cm">
            <text:p/>
            <draw:enhanced-geometry svg:viewBox="0 0 1494 1498" draw:extrusion-allowed="true" draw:text-areas="0 0 1494 1498" draw:glue-points="4 1440 8 1388 48 1364 114 1376 196 1402 250 1386 268 1340 256 1290 236 1214 250 1148 286 1140 354 1154 422 1174 472 1162 492 1120 470 1044 456 988 460 950 480 916 548 916 642 942 694 940 718 904 710 852 686 780 686 716 704 690 746 682 826 706 884 720 912 716 932 700 944 674 944 638 916 556 910 502 914 484 920 470 950 458 1010 464 1102 488 1154 480 1168 440 1158 368 1134 298 1144 256 1172 234 1206 228 1270 248 1344 262 1386 252 1402 212 1382 144 1362 90 1370 32 1404 0 1462 10" draw:glue-point-type="4 1440 8 1388 48 1364 114 1376 196 1402 250 1386 268 1340 256 1290 236 1214 250 1148 286 1140 354 1154 422 1174 472 1162 492 1120 470 1044 456 988 460 950 480 916 548 916 642 942 694 940 718 904 710 852 686 780 686 716 704 690 746 682 826 706 884 720 912 716 932 700 944 674 944 638 916 556 910 502 914 484 920 470 950 458 1010 464 1102 488 1154 480 1168 440 1158 368 1134 298 1144 256 1172 234 1206 228 1270 248 1344 262 1386 252 1402 212 1382 144 1362 90 1370 32 1404 0 1462 10" draw:type="non-primitive" draw:enhanced-path="M 24 1498 L 12 1472 L 4 1440 L 0 1424 L 2 1404 L 8 1388 L 20 1378 L 30 1368 L 48 1364 L 68 1364 L 88 1368 L 114 1376 L 142 1388 L 168 1396 L 196 1402 L 214 1402 L 234 1396 L 250 1386 L 258 1376 L 264 1366 L 268 1340 L 266 1344 L 266 1320 L 256 1290 L 248 1264 L 240 1234 L 236 1214 L 236 1190 L 240 1168 L 250 1148 L 264 1142 L 272 1140 L 286 1140 L 298 1140 L 322 1144 L 354 1154 L 372 1162 L 394 1168 L 422 1174 L 446 1174 L 460 1170 L 472 1162 L 484 1150 L 490 1138 L 492 1120 L 490 1102 L 482 1078 L 470 1044 L 462 1016 L 458 1002 L 456 988 L 456 972 L 456 964 L 460 950 L 464 934 L 472 924 L 480 916 L 496 912 L 518 910 L 548 916 L 592 928 L 620 938 L 642 942 L 658 944 L 682 944 L 694 940 L 704 934 L 714 920 L 718 904 L 718 888 L 714 870 L 710 852 L 702 830 L 694 808 L 686 780 L 680 752 L 682 732 L 686 716 L 690 708 L 696 698 L 704 690 L 718 684 L 734 682 L 746 682 L 760 684 L 794 694 L 826 706 L 844 714 L 862 718 L 884 720 L 898 720 L 904 718 L 912 716 L 920 712 L 926 708 L 932 700 L 936 694 L 940 684 L 944 674 L 944 668 L 946 656 L 944 638 L 936 612 L 924 582 L 916 556 L 912 540 L 908 522 L 910 502 L 912 492 L 914 486 L 914 484 L 912 488 L 916 478 L 920 470 L 932 464 L 942 460 L 950 458 L 966 456 L 990 460 L 1010 464 L 1042 474 L 1076 484 L 1102 488 L 1130 492 L 1142 486 L 1154 480 L 1166 462 L 1168 446 L 1168 440 L 1168 416 L 1164 388 L 1158 368 L 1150 346 L 1140 322 L 1134 298 L 1138 274 L 1140 264 L 1144 256 L 1150 246 L 1160 238 L 1172 234 L 1184 230 L 1198 228 L 1206 228 L 1224 234 L 1244 238 L 1270 248 L 1294 254 L 1320 260 L 1344 262 L 1360 262 L 1374 260 L 1386 252 L 1396 238 L 1400 226 L 1402 212 L 1398 188 L 1390 162 L 1382 144 L 1374 126 L 1368 110 L 1362 90 L 1360 72 L 1362 58 L 1370 32 L 1382 10 L 1396 4 L 1404 0 L 1418 0 L 1434 2 L 1462 10 L 1482 16 L 1494 18 N">
              <draw:equation draw:name="f0" draw:formula=""/>
              <draw:equation draw:name="f1" draw:formula="min(1440,0)"/>
              <draw:equation draw:name="f2" draw:formula="(1404+8)/2"/>
              <draw:equation draw:name="f3" draw:formula=""/>
              <draw:equation draw:name="f4" draw:formula=""/>
              <draw:equation draw:name="f5" draw:formula=""/>
              <draw:equation draw:name="f6" draw:formula=""/>
              <draw:equation draw:name="f7" draw:formula=""/>
              <draw:equation draw:name="f8" draw:formula=""/>
              <draw:equation draw:name="f9" draw:formula="(1376+264)/2"/>
              <draw:equation draw:name="f10" draw:formula="1340*sin(atan2(1344,266))"/>
              <draw:equation draw:name="f11" draw:formula="1320*cos(256*(pi/180))"/>
              <draw:equation draw:name="f12" draw:formula=""/>
              <draw:equation draw:name="f13" draw:formula=""/>
              <draw:equation draw:name="f14" draw:formula=""/>
              <draw:equation draw:name="f15" draw:formula="atan2(272,1142)/(pi/180)"/>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if(910,548,916)"/>
              <draw:equation draw:name="f30" draw:formula=""/>
              <draw:equation draw:name="f31" draw:formula="-(sin(944*(pi/180))*(942-10800)-cos(944*(pi/180))*(658-10800))+10800"/>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sin(718*(pi/180))*(720-10800)-cos(718*(pi/180))*(904-10800))+10800"/>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16384+1)/2"/>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32768/57"/>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0*cos(236*(pi/180))"/>
              <draw:equation draw:name="f140" draw:formula=""/>
              <draw:equation draw:name="f141" draw:formula=""/>
              <draw:equation draw:name="f142" draw:formula=""/>
              <draw:equation draw:name="f143" draw:formula="-(sin(0*(pi/180))*(0-10800)-cos(0*(pi/180))*(422-10800))+10800"/>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0*sin(atan2(0,686))"/>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nhanced-geometry>
          </draw:custom-shape>
          <draw:custom-shape draw:name="Freeform 44" draw:style-name="gr5" draw:text-style-name="P3" draw:layer="layout" svg:width="6.808cm" svg:height="3.785cm" svg:x="14.971cm" svg:y="6.792cm">
            <text:p/>
            <draw:enhanced-geometry svg:viewBox="0 0 1498 1494" draw:extrusion-allowed="true" draw:text-areas="0 0 1498 1494" draw:glue-points="56 1490 110 1486 134 1444 122 1380 96 1298 112 1242 158 1226 208 1238 284 1256 350 1242 358 1208 344 1140 322 1072 334 1022 376 1002 454 1022 510 1038 548 1034 580 1012 582 946 556 852 558 800 594 776 646 784 718 808 782 808 808 790 816 748 790 668 776 610 782 582 798 562 824 550 858 550 940 578 996 584 1014 578 1028 572 1040 542 1032 484 1008 392 1018 340 1058 324 1128 336 1200 358 1242 350 1264 322 1268 288 1250 224 1236 148 1246 108 1286 92 1354 112 1408 132 1466 124 1498 90 1488 30" draw:glue-point-type="56 1490 110 1486 134 1444 122 1380 96 1298 112 1242 158 1226 208 1238 284 1256 350 1242 358 1208 344 1140 322 1072 334 1022 376 1002 454 1022 510 1038 548 1034 580 1012 582 946 556 852 558 800 594 776 646 784 718 808 782 808 808 790 816 748 790 668 776 610 782 582 798 562 824 550 858 550 940 578 996 584 1014 578 1028 572 1040 542 1032 484 1008 392 1018 340 1058 324 1128 336 1200 358 1242 350 1264 322 1268 288 1250 224 1236 148 1246 108 1286 92 1354 112 1408 132 1466 124 1498 90 1488 30" draw:type="non-primitive" draw:enhanced-path="M 0 1470 L 26 1480 L 56 1490 L 74 1494 L 94 1492 L 110 1486 L 120 1474 L 130 1464 L 134 1444 L 134 1426 L 130 1406 L 122 1380 L 110 1352 L 102 1326 L 96 1298 L 96 1280 L 100 1260 L 112 1242 L 122 1236 L 132 1230 L 158 1226 L 154 1228 L 178 1228 L 208 1238 L 234 1244 L 262 1254 L 284 1256 L 308 1258 L 330 1254 L 350 1242 L 356 1230 L 356 1222 L 358 1208 L 358 1196 L 354 1172 L 344 1140 L 336 1120 L 330 1100 L 322 1072 L 324 1048 L 328 1034 L 334 1022 L 348 1010 L 360 1004 L 376 1002 L 396 1004 L 420 1010 L 454 1022 L 482 1032 L 496 1034 L 510 1038 L 526 1038 L 532 1036 L 548 1034 L 564 1030 L 574 1022 L 580 1012 L 586 998 L 588 976 L 582 946 L 568 902 L 560 872 L 556 852 L 554 836 L 554 810 L 558 800 L 564 790 L 578 780 L 594 776 L 610 776 L 628 778 L 646 784 L 668 792 L 690 800 L 718 808 L 746 812 L 766 812 L 782 808 L 790 804 L 800 798 L 808 790 L 814 776 L 816 760 L 816 748 L 812 734 L 802 698 L 790 668 L 784 650 L 780 632 L 776 610 L 778 594 L 780 590 L 782 582 L 786 574 L 788 568 L 798 562 L 804 558 L 814 552 L 824 550 L 830 550 L 842 548 L 858 550 L 886 556 L 916 570 L 940 578 L 958 582 L 974 586 L 996 584 L 1004 582 L 1012 580 L 1014 578 L 1008 580 L 1020 578 L 1028 572 L 1034 562 L 1038 552 L 1040 542 L 1042 528 L 1038 504 L 1032 484 L 1024 452 L 1012 418 L 1008 392 L 1006 364 L 1012 352 L 1018 340 L 1036 328 L 1052 324 L 1058 324 L 1082 326 L 1110 330 L 1128 336 L 1152 344 L 1176 354 L 1200 358 L 1222 356 L 1234 354 L 1242 350 L 1252 344 L 1260 334 L 1264 322 L 1268 310 L 1268 296 L 1268 288 L 1264 270 L 1260 250 L 1250 224 L 1244 200 L 1238 174 L 1236 148 L 1236 134 L 1238 120 L 1246 108 L 1260 98 L 1272 94 L 1286 92 L 1310 96 L 1336 104 L 1354 112 L 1370 120 L 1388 126 L 1408 132 L 1426 134 L 1440 132 L 1466 124 L 1488 112 L 1494 98 L 1498 90 L 1498 76 L 1496 60 L 1488 30 L 1482 10 L 1478 0 N">
              <draw:equation draw:name="f0" draw:formula="1470+26-1480"/>
              <draw:equation draw:name="f1" draw:formula=""/>
              <draw:equation draw:name="f2" draw:formula=""/>
              <draw:equation draw:name="f3" draw:formula=""/>
              <draw:equation draw:name="f4" draw:formula=""/>
              <draw:equation draw:name="f5" draw:formula="-(sin(1380*(pi/180))*(1406-10800)-cos(1380*(pi/180))*(122-10800))+1080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632*sin(atan2(610,776))"/>
              <draw:equation draw:name="f45" draw:formula="594*cos(780*(pi/180))"/>
              <draw:equation draw:name="f46" draw:formula="582+786-574"/>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562*cos(1038*(pi/180))"/>
              <draw:equation draw:name="f58" draw:formula="542*tan(1042)"/>
              <draw:equation draw:name="f59" draw:formula="504+1032-484"/>
              <draw:equation draw:name="f60" draw:formula="452+1012-418"/>
              <draw:equation draw:name="f61" draw:formula=""/>
              <draw:equation draw:name="f62" draw:formula=""/>
              <draw:equation draw:name="f63" draw:formula="328*sin(atan2(324,1052))"/>
              <draw:equation draw:name="f64" draw:formula=""/>
              <draw:equation draw:name="f65" draw:formula=""/>
              <draw:equation draw:name="f66" draw:formula="sqrt(354*354-344*344)"/>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16384+1)/2"/>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32768/57"/>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548"/>
              <draw:equation draw:name="f149" draw:formula="0*cos(580*(pi/180))"/>
              <draw:equation draw:name="f150" draw:formula=""/>
              <draw:equation draw:name="f151" draw:formula=""/>
              <draw:equation draw:name="f152" draw:formula=""/>
              <draw:equation draw:name="f153" draw:formula=""/>
              <draw:equation draw:name="f154" draw:formula="atan2(646,0)/(pi/180)"/>
              <draw:equation draw:name="f155" draw:formula="0*tan(718)"/>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nhanced-geometry>
          </draw:custom-shape>
        </draw:g>
        <draw:frame draw:name="Picture 51" draw:style-name="gr2" draw:text-style-name="P2" draw:layer="layout" svg:width="4.022cm" svg:height="2.209cm" svg:x="11.472cm" svg:y="15.317cm">
          <draw:image xlink:href="Pictures/20000143000675C000038EA4083B6FE0.wmf" xlink:type="simple" xlink:show="embed" xlink:actuate="onLoad">
            <text:p/>
          </draw:image>
          <svg:desc>IP Phone</svg:desc>
        </draw:frame>
        <draw:line draw:style-name="gr6" draw:text-style-name="P1" draw:layer="layout" svg:x1="4.572cm" svg:y1="8.23cm" svg:x2="4.572cm" svg:y2="14.072cm">
          <text:p/>
        </draw:line>
        <draw:line draw:style-name="gr6" draw:text-style-name="P1" draw:layer="layout" svg:x1="4.572cm" svg:y1="14.072cm" svg:x2="5.842cm" svg:y2="14.072cm">
          <text:p/>
        </draw:line>
        <draw:frame draw:name="Picture 51" draw:style-name="gr2" draw:text-style-name="P2" draw:layer="layout" svg:width="4.022cm" svg:height="2.209cm" svg:x="5.376cm" svg:y="12.802cm">
          <draw:image xlink:href="Pictures/20000143000675C000038EA4083B6FE0.wmf" xlink:type="simple" xlink:show="embed" xlink:actuate="onLoad">
            <text:p/>
          </draw:image>
          <svg:desc>IP Phone</svg:desc>
        </draw:frame>
        <draw:line draw:style-name="gr1" draw:text-style-name="P1" draw:layer="layout" svg:x1="4.572cm" svg:y1="14.072cm" svg:x2="2.286cm" svg:y2="14.072cm">
          <text:p/>
        </draw:line>
        <draw:frame draw:name="Picture 346" draw:style-name="gr2" draw:text-style-name="P2" draw:layer="layout" svg:width="2.032cm" svg:height="3.448cm" svg:x="0.762cm" svg:y="11.786cm">
          <draw:image xlink:href="Pictures/200000E400001B1800002AF7169C0DF6.wmf" xlink:type="simple" xlink:show="embed" xlink:actuate="onLoad">
            <text:p/>
          </draw:image>
        </draw:frame>
        <draw:frame draw:name="Picture 68" draw:style-name="gr2" draw:text-style-name="P2" draw:layer="layout" svg:width="2.964cm" svg:height="2.642cm" svg:x="3.302cm" svg:y="6.452cm">
          <draw:image xlink:href="Pictures/2000003400001AFB0000180D4EE443E2.wmf" xlink:type="simple" xlink:show="embed" xlink:actuate="onLoad">
            <text:p/>
          </draw:image>
          <svg:desc>Wireless Router, Added 04/20/2004</svg:desc>
        </draw:frame>
        <draw:frame draw:style-name="gr7" draw:layer="layout" svg:width="4.478cm" svg:height="1.775cm" svg:x="4.666cm" svg:y="9.144cm">
          <draw:text-box>
            <text:p>WRTbravo</text:p>
            <text:p>44.128.1.1/24</text:p>
          </draw:text-box>
        </draw:frame>
        <draw:frame draw:style-name="gr7" draw:layer="layout" svg:width="4.478cm" svg:height="1.775cm" svg:x="13.81cm" svg:y="12.294cm">
          <draw:text-box>
            <text:p>WRTcharlie</text:p>
            <text:p>44.128.2.1/24</text:p>
          </draw:text-box>
        </draw:frame>
        <draw:frame draw:style-name="gr7" draw:layer="layout" svg:width="4.478cm" svg:height="1.775cm" svg:x="23.368cm" svg:y="8.992cm">
          <draw:text-box>
            <text:p>WRTdelta</text:p>
            <text:p>44.128.3.1/24</text:p>
          </draw:text-box>
        </draw:frame>
        <draw:frame draw:style-name="gr7" draw:layer="layout" svg:width="5.18cm" svg:height="1.064cm" svg:x="2.186cm" svg:y="5.54cm">
          <draw:text-box>
            <text:p>44.128.254.1/32</text:p>
          </draw:text-box>
        </draw:frame>
        <draw:frame draw:style-name="gr7" draw:layer="layout" svg:width="5.18cm" svg:height="1.064cm" svg:x="11.33cm" svg:y="8.588cm">
          <draw:text-box>
            <text:p>44.128.254.2/32</text:p>
          </draw:text-box>
        </draw:frame>
        <draw:frame draw:style-name="gr7" draw:layer="layout" svg:width="5.18cm" svg:height="1.064cm" svg:x="20.574cm" svg:y="5.54cm">
          <draw:text-box>
            <text:p>44.128.254.3/32</text:p>
          </draw:text-box>
        </draw:frame>
        <draw:frame draw:style-name="gr7" draw:layer="layout" svg:width="5.883cm" svg:height="2.486cm" svg:x="0.508cm" svg:y="15.446cm">
          <draw:text-box>
            <text:p>SIP Server</text:p>
            <text:p>Ext: 3246</text:p>
            <text:p>44.128.254.254/32</text:p>
          </draw:text-box>
        </draw:frame>
        <draw:frame draw:style-name="gr7" draw:layer="layout" svg:width="2.97cm" svg:height="2.486cm" svg:x="9.222cm" svg:y="12.754cm">
          <draw:text-box>
            <text:p>SIPZIP1</text:p>
            <text:p>Ext: 201</text:p>
            <text:p>(DHCP)</text:p>
          </draw:text-box>
        </draw:frame>
        <draw:frame draw:style-name="gr7" draw:layer="layout" svg:width="2.97cm" svg:height="2.486cm" svg:x="15.318cm" svg:y="15.317cm">
          <draw:text-box>
            <text:p>SIPZIP2</text:p>
            <text:p>Ext: 202</text:p>
            <text:p>(DHCP)</text:p>
          </draw:text-box>
        </draw:frame>
        <draw:frame draw:style-name="gr7" draw:layer="layout" svg:width="2.97cm" svg:height="2.486cm" svg:x="24.462cm" svg:y="13.387cm">
          <draw:text-box>
            <text:p>SIPZIP3</text:p>
            <text:p>Ext: 203</text:p>
            <text:p>(DHCP)</text:p>
          </draw:text-box>
        </draw:frame>
        <draw:frame draw:name="Picture 51" draw:style-name="gr2" draw:text-style-name="P2" draw:layer="layout" svg:width="4.022cm" svg:height="2.209cm" svg:x="20.556cm" svg:y="13.539cm">
          <draw:image xlink:href="Pictures/20000143000675C000038EA4083B6FE0.wmf" xlink:type="simple" xlink:show="embed" xlink:actuate="onLoad">
            <text:p/>
          </draw:image>
          <svg:desc>IP Phone</svg:desc>
        </draw:frame>
        <draw:frame draw:style-name="gr7" draw:text-style-name="P1" draw:layer="layout" svg:width="11.035cm" svg:height="1.775cm" svg:x="8.269cm" svg:y="18.542cm">
          <draw:text-box>
            <text:p text:style-name="P1">For more information, see:</text:p>
            <text:p text:style-name="P1">https://github.com/PhirePhly/sipmesh</text:p>
          </draw:text-box>
        </draw:frame>
        <draw:g draw:name="Group 38">
          <draw:custom-shape draw:name="AutoShape 37" draw:style-name="gr3" draw:text-style-name="P3" draw:layer="layout" svg:width="14.224cm" svg:height="0.573cm" svg:x="6.858cm" svg:y="6.285cm">
            <text:p/>
            <draw:enhanced-geometry svg:viewBox="0 0 21600 21600" draw:type="rectangle" draw:enhanced-path="M 0 0 L 21600 0 21600 21600 0 21600 0 0 Z N"/>
          </draw:custom-shape>
          <draw:custom-shape draw:name="Freeform 39" draw:style-name="gr4" draw:text-style-name="P3" draw:layer="layout" svg:width="14.034cm" svg:height="0.498cm" svg:x="6.952cm" svg:y="6.319cm">
            <text:p/>
            <draw:enhanced-geometry svg:viewBox="0 0 2084 174" draw:extrusion-allowed="true" draw:text-areas="0 0 2084 174" draw:glue-points="2058 138 2018 172 1972 160 1934 106 1894 30 1844 2 1800 22 1774 66 1732 134 1676 170 1646 150 1608 92 1574 30 1530 2 1486 18 1448 88 1418 138 1388 162 1350 170 1302 124 1254 38 1216 4 1174 12 1142 56 1108 122 1062 166 1032 174 996 150 958 76 926 24 902 8 878 4 852 14 826 40 788 118 754 160 738 170 724 174 692 162 656 116 608 34 564 4 526 22 484 80 450 146 414 170 378 166 350 144 318 86 276 22 240 0 200 18 166 80 142 132 96 168 50 166 14 118" draw:glue-point-type="2058 138 2018 172 1972 160 1934 106 1894 30 1844 2 1800 22 1774 66 1732 134 1676 170 1646 150 1608 92 1574 30 1530 2 1486 18 1448 88 1418 138 1388 162 1350 170 1302 124 1254 38 1216 4 1174 12 1142 56 1108 122 1062 166 1032 174 996 150 958 76 926 24 902 8 878 4 852 14 826 40 788 118 754 160 738 170 724 174 692 162 656 116 608 34 564 4 526 22 484 80 450 146 414 170 378 166 350 144 318 86 276 22 240 0 200 18 166 80 142 132 96 168 50 166 14 118" draw:type="non-primitive" draw:enhanced-path="M 2084 84 L 2074 108 L 2058 138 L 2048 152 L 2034 164 L 2018 172 L 2002 172 L 1988 170 L 1972 160 L 1958 146 L 1946 130 L 1934 106 L 1922 78 L 1910 54 L 1894 30 L 1882 16 L 1864 6 L 1844 2 L 1834 4 L 1822 6 L 1800 22 L 1804 20 L 1788 38 L 1774 66 L 1760 90 L 1746 116 L 1732 134 L 1716 152 L 1698 164 L 1676 170 L 1662 164 L 1656 160 L 1646 150 L 1638 142 L 1624 122 L 1608 92 L 1600 74 L 1590 54 L 1574 30 L 1556 14 L 1544 6 L 1530 2 L 1514 2 L 1500 8 L 1486 18 L 1474 34 L 1462 56 L 1448 88 L 1434 114 L 1426 126 L 1418 138 L 1406 148 L 1402 154 L 1388 162 L 1374 170 L 1360 172 L 1350 170 L 1334 162 L 1318 150 L 1302 124 L 1280 84 L 1266 56 L 1254 38 L 1244 26 L 1226 8 L 1216 4 L 1204 0 L 1188 4 L 1174 12 L 1162 24 L 1152 38 L 1142 56 L 1132 76 L 1122 96 L 1108 122 L 1092 146 L 1078 158 L 1062 166 L 1054 170 L 1044 174 L 1032 174 L 1018 166 L 1004 158 L 996 150 L 990 138 L 972 106 L 958 76 L 950 56 L 940 42 L 926 24 L 916 14 L 910 12 L 902 8 L 896 4 L 888 2 L 878 4 L 870 6 L 860 10 L 852 14 L 846 18 L 838 26 L 826 40 L 812 64 L 800 94 L 788 118 L 780 132 L 770 146 L 754 160 L 746 166 L 740 168 L 738 170 L 742 168 L 732 172 L 724 174 L 710 172 L 700 168 L 692 162 L 682 154 L 666 134 L 656 116 L 640 88 L 624 56 L 608 34 L 590 12 L 578 8 L 564 4 L 544 8 L 530 18 L 526 22 L 510 40 L 494 62 L 484 80 L 474 102 L 464 124 L 450 146 L 432 160 L 422 166 L 414 170 L 404 172 L 390 170 L 378 166 L 368 160 L 356 150 L 350 144 L 342 128 L 332 112 L 318 86 L 306 64 L 292 42 L 276 22 L 266 12 L 254 4 L 240 0 L 224 4 L 212 8 L 200 18 L 186 38 L 174 62 L 166 80 L 160 98 L 152 112 L 142 132 L 130 146 L 120 156 L 96 168 L 72 174 L 56 168 L 50 166 L 40 156 L 30 142 L 14 118 L 4 100 L 0 90 N">
              <draw:equation draw:name="f0" draw:formula=""/>
              <draw:equation draw:name="f1" draw:formula="138*cos(2048*(pi/180))"/>
              <draw:equation draw:name="f2" draw:formula=""/>
              <draw:equation draw:name="f3" draw:formula=""/>
              <draw:equation draw:name="f4" draw:formula=""/>
              <draw:equation draw:name="f5" draw:formula=""/>
              <draw:equation draw:name="f6" draw:formula="-(sin(54*(pi/180))*(78-10800)-cos(54*(pi/180))*(1910-10800))+10800"/>
              <draw:equation draw:name="f7" draw:formula=""/>
              <draw:equation draw:name="f8" draw:formula=""/>
              <draw:equation draw:name="f9" draw:formula=""/>
              <draw:equation draw:name="f10" draw:formula="atan2(1804,22)/(pi/18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atan2(1530,6)/(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84+1266-56"/>
              <draw:equation draw:name="f31" draw:formula=""/>
              <draw:equation draw:name="f32" draw:formula=""/>
              <draw:equation draw:name="f33" draw:formula=""/>
              <draw:equation draw:name="f34" draw:formula=""/>
              <draw:equation draw:name="f35" draw:formula="sqrt(56*56-38*38)"/>
              <draw:equation draw:name="f36" draw:formula=""/>
              <draw:equation draw:name="f37" draw:formula=""/>
              <draw:equation draw:name="f38" draw:formula=""/>
              <draw:equation draw:name="f39" draw:formula=""/>
              <draw:equation draw:name="f40" draw:formula="atan2(1018,174)/(pi/180)"/>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46+754)/2"/>
              <draw:equation draw:name="f54" draw:formula=""/>
              <draw:equation draw:name="f55" draw:formula=""/>
              <draw:equation draw:name="f56" draw:formula=""/>
              <draw:equation draw:name="f57" draw:formula=""/>
              <draw:equation draw:name="f58" draw:formula=""/>
              <draw:equation draw:name="f59" draw:formula=""/>
              <draw:equation draw:name="f60" draw:formula="sqrt(56*56-88*88)"/>
              <draw:equation draw:name="f61" draw:formula=""/>
              <draw:equation draw:name="f62" draw:formula=""/>
              <draw:equation draw:name="f63" draw:formula=""/>
              <draw:equation draw:name="f64" draw:formula="22+510-40"/>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12*cos(254*(pi/180))"/>
              <draw:equation draw:name="f76" draw:formula=""/>
              <draw:equation draw:name="f77" draw:formula=""/>
              <draw:equation draw:name="f78" draw:formula=""/>
              <draw:equation draw:name="f79" draw:formula=""/>
              <draw:equation draw:name="f80" draw:formula=""/>
              <draw:equation draw:name="f81" draw:formula="-(sin(156*(pi/180))*(146-10800)-cos(156*(pi/180))*(120-10800))+10800"/>
              <draw:equation draw:name="f82" draw:formula=""/>
              <draw:equation draw:name="f83" draw:formula=""/>
              <draw:equation draw:name="f84" draw:formula=""/>
              <draw:equation draw:name="f85" draw:formula="118+4-100"/>
              <draw:equation draw:name="f86" draw:formula="90+174-192"/>
              <draw:equation draw:name="f87" draw:formula="(16384+1)/2"/>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32768/57"/>
              <draw:equation draw:name="f131" draw:formula=""/>
              <draw:equation draw:name="f132" draw:formula=""/>
              <draw:equation draw:name="f133" draw:formula=""/>
              <draw:equation draw:name="f134" draw:formula=""/>
              <draw:equation draw:name="f135" draw:formula=""/>
              <draw:equation draw:name="f136" draw:formula=""/>
              <draw:equation draw:name="f137" draw:formula="(0+1800)/2"/>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0+1486)/2"/>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min(0,1174)"/>
              <draw:equation draw:name="f154" draw:formula="0*sin(atan2(0,1142))"/>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atan2(878,0)/(pi/180)"/>
              <draw:equation draw:name="f163" draw:formula="min(0,852)"/>
              <draw:equation draw:name="f164" draw:formula="826"/>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nhanced-geometry>
          </draw:custom-shape>
          <draw:custom-shape draw:name="Freeform 40" draw:style-name="gr5" draw:text-style-name="P3" draw:layer="layout" svg:width="14.048cm" svg:height="0.498cm" svg:x="6.938cm" svg:y="6.319cm">
            <text:p/>
            <draw:enhanced-geometry svg:viewBox="0 0 2086 174" draw:extrusion-allowed="true" draw:text-areas="0 0 2086 174" draw:glue-points="2060 36 2020 2 1974 14 1936 68 1896 144 1846 172 1802 152 1774 108 1734 40 1678 4 1648 24 1610 82 1576 144 1532 172 1488 156 1448 86 1420 36 1390 12 1352 4 1304 50 1256 136 1218 170 1174 162 1144 118 1110 52 1064 8 1034 0 998 24 960 98 928 150 904 166 880 170 852 160 828 134 790 56 754 14 738 4 724 0 694 10 658 58 610 140 566 170 528 152 486 94 452 28 414 4 380 8 352 30 320 88 278 152 240 174 202 156 166 94 144 42 98 6 50 8 16 56" draw:glue-point-type="2060 36 2020 2 1974 14 1936 68 1896 144 1846 172 1802 152 1774 108 1734 40 1678 4 1648 24 1610 82 1576 144 1532 172 1488 156 1448 86 1420 36 1390 12 1352 4 1304 50 1256 136 1218 170 1174 162 1144 118 1110 52 1064 8 1034 0 998 24 960 98 928 150 904 166 880 170 852 160 828 134 790 56 754 14 738 4 724 0 694 10 658 58 610 140 566 170 528 152 486 94 452 28 414 4 380 8 352 30 320 88 278 152 240 174 202 156 166 94 144 42 98 6 50 8 16 56" draw:type="non-primitive" draw:enhanced-path="M 2086 90 L 2076 66 L 2060 36 L 2050 22 L 2036 10 L 2020 2 L 2004 2 L 1990 4 L 1974 14 L 1960 28 L 1948 44 L 1936 68 L 1924 96 L 1912 120 L 1896 144 L 1882 158 L 1866 168 L 1846 172 L 1834 170 L 1824 168 L 1802 152 L 1806 154 L 1790 136 L 1774 108 L 1760 84 L 1746 58 L 1734 40 L 1718 22 L 1698 10 L 1678 4 L 1664 10 L 1658 14 L 1648 24 L 1638 32 L 1624 52 L 1610 82 L 1600 100 L 1592 120 L 1576 144 L 1558 160 L 1544 168 L 1532 172 L 1514 170 L 1502 166 L 1488 156 L 1476 140 L 1464 118 L 1448 86 L 1436 60 L 1428 48 L 1420 36 L 1408 26 L 1402 20 L 1390 12 L 1376 4 L 1362 2 L 1352 4 L 1336 10 L 1320 24 L 1304 50 L 1282 90 L 1268 118 L 1256 136 L 1246 148 L 1228 166 L 1218 170 L 1206 174 L 1190 170 L 1174 162 L 1164 150 L 1152 136 L 1144 118 L 1134 98 L 1124 78 L 1110 52 L 1094 28 L 1078 16 L 1064 8 L 1056 4 L 1044 0 L 1034 0 L 1018 6 L 1006 16 L 998 24 L 990 36 L 972 68 L 960 98 L 950 116 L 942 132 L 928 150 L 916 160 L 912 162 L 904 166 L 896 168 L 890 172 L 880 170 L 872 168 L 862 164 L 852 160 L 848 156 L 838 148 L 828 134 L 814 110 L 802 80 L 790 56 L 780 42 L 770 28 L 754 14 L 746 8 L 740 4 L 738 4 L 744 6 L 734 2 L 724 0 L 712 2 L 702 6 L 694 10 L 684 20 L 668 40 L 658 58 L 642 86 L 626 118 L 610 140 L 592 162 L 578 166 L 566 170 L 546 166 L 532 156 L 528 152 L 512 134 L 496 112 L 486 94 L 476 72 L 464 50 L 452 28 L 434 14 L 422 8 L 414 4 L 404 2 L 392 4 L 380 8 L 368 14 L 358 24 L 352 30 L 342 46 L 332 62 L 320 88 L 308 110 L 294 132 L 278 152 L 266 162 L 256 170 L 240 174 L 226 170 L 212 164 L 202 156 L 188 136 L 176 112 L 166 94 L 162 76 L 154 62 L 144 42 L 132 28 L 122 18 L 98 6 L 74 0 L 58 4 L 50 8 L 40 18 L 30 32 L 16 56 L 6 74 L 0 84 N">
              <draw:equation draw:name="f0" draw:formula=""/>
              <draw:equation draw:name="f1" draw:formula="36*sin(atan2(22,2050))"/>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52*cos(1806*(pi/180))"/>
              <draw:equation draw:name="f11" draw:formula=""/>
              <draw:equation draw:name="f12" draw:formula=""/>
              <draw:equation draw:name="f13" draw:formula=""/>
              <draw:equation draw:name="f14" draw:formula=""/>
              <draw:equation draw:name="f15" draw:formula="sqrt(14*14-10*10)"/>
              <draw:equation draw:name="f16" draw:formula=""/>
              <draw:equation draw:name="f17" draw:formula=""/>
              <draw:equation draw:name="f18" draw:formula=""/>
              <draw:equation draw:name="f19" draw:formula=""/>
              <draw:equation draw:name="f20" draw:formula="atan2(1532,168)/(pi/18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90+1268)/2"/>
              <draw:equation draw:name="f31" draw:formula=""/>
              <draw:equation draw:name="f32" draw:formula=""/>
              <draw:equation draw:name="f33" draw:formula=""/>
              <draw:equation draw:name="f34" draw:formula=""/>
              <draw:equation draw:name="f35" draw:formula="sqrt(118*118-136*136)"/>
              <draw:equation draw:name="f36" draw:formula=""/>
              <draw:equation draw:name="f37" draw:formula=""/>
              <draw:equation draw:name="f38" draw:formula=""/>
              <draw:equation draw:name="f39" draw:formula=""/>
              <draw:equation draw:name="f40" draw:formula="0*cos(1018*(pi/180))"/>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28+754)/2"/>
              <draw:equation draw:name="f54" draw:formula=""/>
              <draw:equation draw:name="f55" draw:formula=""/>
              <draw:equation draw:name="f56" draw:formula=""/>
              <draw:equation draw:name="f57" draw:formula=""/>
              <draw:equation draw:name="f58" draw:formula=""/>
              <draw:equation draw:name="f59" draw:formula=""/>
              <draw:equation draw:name="f60" draw:formula="-(sin(118*(pi/180))*(86-10800)-cos(118*(pi/180))*(626-10800))+10800"/>
              <draw:equation draw:name="f61" draw:formula=""/>
              <draw:equation draw:name="f62" draw:formula=""/>
              <draw:equation draw:name="f63" draw:formula=""/>
              <draw:equation draw:name="f64" draw:formula="152*tan(512)"/>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162*cos(256*(pi/180))"/>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56*tan(6)"/>
              <draw:equation draw:name="f86" draw:formula="84+174-192"/>
              <draw:equation draw:name="f87" draw:formula="(16384+1)/2"/>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32768/57"/>
              <draw:equation draw:name="f131" draw:formula=""/>
              <draw:equation draw:name="f132" draw:formula=""/>
              <draw:equation draw:name="f133" draw:formula="(0+1974)/2"/>
              <draw:equation draw:name="f134" draw:formula="1936"/>
              <draw:equation draw:name="f135" draw:formula=""/>
              <draw:equation draw:name="f136" draw:formula=""/>
              <draw:equation draw:name="f137" draw:formula=""/>
              <draw:equation draw:name="f138" draw:formula=""/>
              <draw:equation draw:name="f139" draw:formula=""/>
              <draw:equation draw:name="f140" draw:formula=""/>
              <draw:equation draw:name="f141" draw:formula="min(0,1648)"/>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0*sin(atan2(0,1352))"/>
              <draw:equation draw:name="f150" draw:formula="min(0,1304)"/>
              <draw:equation draw:name="f151" draw:formula=""/>
              <draw:equation draw:name="f152" draw:formula=""/>
              <draw:equation draw:name="f153" draw:formula=""/>
              <draw:equation draw:name="f154" draw:formula=""/>
              <draw:equation draw:name="f155" draw:formula=""/>
              <draw:equation draw:name="f156" draw:formula=""/>
              <draw:equation draw:name="f157" draw:formula="atan2(1034,0)/(pi/180)"/>
              <draw:equation draw:name="f158" draw:formula="998"/>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738"/>
              <draw:equation draw:name="f168" draw:formula="min(0,724)"/>
              <draw:equation draw:name="f169" draw:formula="694"/>
              <draw:equation draw:name="f170" draw:formula="0*cos(658*(pi/180))"/>
              <draw:equation draw:name="f171" draw:formula=""/>
              <draw:equation draw:name="f172" draw:formula=""/>
            </draw:enhanced-geometry>
          </draw:custom-shape>
        </draw:g>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3.506cm" svg:x="1.4cm" svg:y="0.837cm" presentation:class="title">
          <draw:text-box>
            <text:p text:style-name="P4"><text:span text:style-name="T2">Optimized Link State Routing Protocol (OLSR)</text:span></text:p>
          </draw:text-box>
        </draw:frame>
        <draw:frame presentation:style-name="pr3" draw:layer="layout" svg:width="25.199cm" svg:height="15.66cm" svg:x="1.4cm" svg:y="4.914cm" presentation:class="outline" presentation:user-transformed="true">
          <draw:text-box>
            <text:list text:style-name="L3">
              <text:list-item>
                <text:p>Each mesh router advertises its own IP address and any connected subnets to the rest of the mesh </text:p>
                <text:list>
                  <text:list-item>
                    <text:p>i.e. WRTbravo advertises itself as 44.128.254.1 and 44.128.1.1, as well as its connection to 44.128.1.0/24</text:p>
                  </text:list-item>
                  <text:list-item>
                    <text:p>Any nodes that happen to be connected to the Internet could advertise this to the mesh as well (0.0.0.0/0)</text:p>
                  </text:list-item>
                </text:list>
              </text:list-item>
              <text:list-item>
                <text:p>Each router creates a list of next-hop nodes to reach any other IP address in the mesh automatically</text:p>
              </text:list-item>
              <text:list-item>
                <text:p><text:s/>Using OLSR on the Ethernet interface allows the SIP server to be connected to any node in the mesh since it uses OLSR as well.</text:p>
              </text:list-item>
            </text:list>
          </draw:text-box>
        </draw:frame>
        <presentation:notes draw:style-name="dp2">
          <draw:page-thumbnail draw:style-name="gr8"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etc/olsrd.conf (on WRTbravo)</text:p>
          </draw:text-box>
        </draw:frame>
        <draw:frame presentation:style-name="pr3" draw:layer="layout" svg:width="25.199cm" svg:height="12.179cm" svg:x="1.4cm" svg:y="4.914cm" presentation:class="outline" presentation:user-transformed="true">
          <draw:text-box>
            <text:p>IpVersion<text:tab/>4</text:p>
            <text:p># Advertise the locally connected LAN subnet</text:p>
            <text:p>Hna4 {</text:p>
            <text:p>44.128.1.0 255.255.255.0</text:p>
            <text:p>}</text:p>
            <text:p># Listen on the wireless interface (44.128.254.1/32) for other mesh nodes</text:p>
            <text:p>Interfaces "wl0" {</text:p>
            <text:p>Ip4Broadcast 255.255.255.255</text:p>
            <text:p>AutoDetectChanges yes</text:p>
            <text:p>}</text:p>
            <text:p># Listen on the LAN interface (44.128.1.1/24) for other mesh nodes (unusual!)</text:p>
            <text:p>Interface "eth0.0" {</text:p>
            <text:p>Ip4Broadcast 255.255.255.255</text:p>
            <text:p>AutoDetectChanges yes</text:p>
            <text:p>}</text:p>
          </draw:text-box>
        </draw:frame>
        <presentation:notes draw:style-name="dp2">
          <draw:page-thumbnail draw:style-name="gr8"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sterisk PBX VoIP Server</text:p>
          </draw:text-box>
        </draw:frame>
        <draw:frame presentation:style-name="pr3" draw:layer="layout" svg:width="25.199cm" svg:height="12.179cm" svg:x="1.4cm" svg:y="4.914cm" presentation:class="outline" presentation:user-transformed="true">
          <draw:text-box>
            <text:list text:style-name="L3">
              <text:list-item>
                <text:p>Private Branch Exchange (PBX) server that supports SIP VoIP phones (among many other protocols)</text:p>
              </text:list-item>
              <text:list-item>
                <text:p>Each SIP phone registers its IP address with the SIP server so other phones can find them</text:p>
              </text:list-item>
              <text:list-item>
                <text:p>The Asterisk dialplan (extensions.conf) maps dialed extensions to actions, such as ringing another phone, joining a conference call, running an echo test, etc.</text:p>
                <text:list>
                  <text:list-item>
                    <text:p>i.e. “exten =&gt; 201,1,Dial(SIP/SIPZIP1,60)” causes phone SIPZIP1 to ring when you dial extension 201</text:p>
                  </text:list-item>
                </text:list>
              </text:list-item>
            </text:list>
          </draw:text-box>
        </draw:frame>
        <presentation:notes draw:style-name="dp2">
          <draw:page-thumbnail draw:style-name="gr8"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upported Extensions</text:p>
          </draw:text-box>
        </draw:frame>
        <draw:frame presentation:style-name="pr3" draw:layer="layout" svg:width="25.199cm" svg:height="12.179cm" svg:x="1.4cm" svg:y="4.914cm" presentation:class="outline">
          <draw:text-box>
            <text:list text:style-name="L3">
              <text:list-item>
                <text:p>201, 202, 203 – Dial a specific phone, regardless of where it is connected to the network</text:p>
              </text:list-item>
              <text:list-item>
                <text:p>ECHO (3246) – Perform an echo test against the SIP server</text:p>
              </text:list-item>
              <text:list-item>
                <text:p>HAM (426) – Join a conference room to talk between more than two handsets</text:p>
              </text:list-item>
            </text:list>
          </draw:text-box>
        </draw:frame>
        <presentation:notes draw:style-name="dp2">
          <draw:page-thumbnail draw:style-name="gr8"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03T12:49:16.533115832</meta:creation-date>
    <dc:date>2014-09-03T17:29:35.388570000</dc:date>
    <meta:editing-duration>PT4H25M17S</meta:editing-duration>
    <meta:editing-cycles>5</meta:editing-cycles>
    <meta:generator>LibreOffice/4.2.6.3$Linux_X86_64 LibreOffice_project/420m0$Build-3</meta:generator>
    <meta:print-date>2014-09-03T17:29:32.965785867</meta:print-date>
    <meta:document-statistic meta:object-count="75"/>
  </office:meta>
</office:document-meta>
</file>